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re_20_paragraphe">
      <style:text-properties officeooo:paragraph-rsid="00033f36"/>
    </style:style>
    <style:style style:name="P2" style:family="paragraph" style:parent-style-name="Titre_20_paragraphe">
      <style:text-properties officeooo:paragraph-rsid="00033f36" style:font-name-complex="Calibri"/>
    </style:style>
    <style:style style:name="P3" style:family="paragraph" style:parent-style-name="Titre_20_paragraphe">
      <style:paragraph-properties fo:margin-left="0cm" fo:margin-right="0cm" fo:text-indent="0cm" style:auto-text-indent="false"/>
      <style:text-properties officeooo:paragraph-rsid="00033f36"/>
    </style:style>
    <style:style style:name="P4" style:family="paragraph" style:parent-style-name="Titre_20_paragraphe" style:list-style-name="">
      <style:paragraph-properties fo:margin-left="0cm" fo:margin-right="0cm" fo:text-indent="0cm" style:auto-text-indent="false"/>
      <style:text-properties officeooo:paragraph-rsid="0007c8a4"/>
    </style:style>
    <style:style style:name="P5" style:family="paragraph" style:parent-style-name="Title" style:list-style-name="L1">
      <style:text-properties officeooo:paragraph-rsid="00033f36"/>
    </style:style>
    <style:style style:name="P6" style:family="paragraph" style:parent-style-name="Title">
      <style:text-properties officeooo:paragraph-rsid="0007c8a4"/>
    </style:style>
    <style:style style:name="P7" style:family="paragraph" style:parent-style-name="Title">
      <style:text-properties officeooo:paragraph-rsid="00033f36"/>
    </style:style>
    <style:style style:name="P8" style:family="paragraph" style:parent-style-name="Title">
      <style:paragraph-properties fo:break-before="page"/>
      <style:text-properties officeooo:paragraph-rsid="00033f36"/>
    </style:style>
    <style:style style:name="P9" style:family="paragraph" style:parent-style-name="Contents_20_1">
      <style:text-properties officeooo:paragraph-rsid="00033f36"/>
    </style:style>
    <style:style style:name="P10" style:family="paragraph" style:parent-style-name="sous-parties">
      <style:text-properties officeooo:paragraph-rsid="00033f36"/>
    </style:style>
    <style:style style:name="P11" style:family="paragraph" style:parent-style-name="Contents_20_2">
      <style:text-properties officeooo:paragraph-rsid="00033f36"/>
    </style:style>
    <style:style style:name="P12" style:family="paragraph" style:parent-style-name="Text_20_body">
      <style:text-properties fo:font-size="3pt" officeooo:paragraph-rsid="00033f36" style:font-size-asian="2.59999990463257pt" style:font-size-complex="3pt"/>
    </style:style>
    <style:style style:name="P13" style:family="paragraph" style:parent-style-name="Standard">
      <style:paragraph-properties fo:text-align="center" style:justify-single-word="false"/>
      <style:text-properties fo:font-size="26pt" officeooo:paragraph-rsid="00033f36" style:font-size-asian="26pt"/>
    </style:style>
    <style:style style:name="P14" style:family="paragraph" style:parent-style-name="Standard">
      <style:paragraph-properties fo:text-align="center" style:justify-single-word="false"/>
      <style:text-properties fo:font-size="26pt" fo:font-weight="bold" officeooo:paragraph-rsid="00033f36" style:font-size-asian="26pt" style:font-weight-asian="bold"/>
    </style:style>
    <style:style style:name="P15" style:family="paragraph" style:parent-style-name="Standard">
      <style:paragraph-properties fo:text-align="justify" style:justify-single-word="false"/>
      <style:text-properties fo:font-size="12pt" officeooo:paragraph-rsid="00033f36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paragraph-rsid="00055d09" style:font-size-asian="12pt" style:font-size-complex="12pt"/>
    </style:style>
    <style:style style:name="P17" style:family="paragraph" style:parent-style-name="Standard">
      <style:text-properties fo:font-size="16pt" fo:font-weight="bold" officeooo:paragraph-rsid="00033f36" style:font-size-asian="16pt" style:font-weight-asian="bold"/>
    </style:style>
    <style:style style:name="P18" style:family="paragraph" style:parent-style-name="Standard">
      <style:text-properties officeooo:paragraph-rsid="00033f36"/>
    </style:style>
    <style:style style:name="P19" style:family="paragraph" style:parent-style-name="Standard">
      <style:paragraph-properties fo:text-align="justify" style:justify-single-word="false"/>
      <style:text-properties fo:font-size="8pt" officeooo:paragraph-rsid="00033f36" style:font-size-asian="8pt" style:font-size-complex="8pt"/>
    </style:style>
    <style:style style:name="P20" style:family="paragraph" style:parent-style-name="Standard">
      <style:paragraph-properties fo:break-before="page"/>
      <style:text-properties officeooo:paragraph-rsid="00033f36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size="26pt" officeooo:paragraph-rsid="00033f36" style:font-size-asian="26pt"/>
    </style:style>
    <style:style style:name="P22" style:family="paragraph" style:parent-style-name="No_20_Spacing">
      <style:paragraph-properties fo:text-align="justify" style:justify-single-word="false"/>
      <style:text-properties officeooo:paragraph-rsid="001324f6"/>
    </style:style>
    <style:style style:name="P23" style:family="paragraph" style:parent-style-name="Contents_20_3">
      <style:paragraph-properties>
        <style:tab-stops>
          <style:tab-stop style:position="1.552cm"/>
          <style:tab-stop style:position="15.984cm" style:type="right" style:leader-style="dotted" style:leader-text="."/>
        </style:tab-stops>
      </style:paragraph-properties>
      <style:text-properties officeooo:paragraph-rsid="00033f36"/>
    </style:style>
    <style:style style:name="P24" style:family="paragraph" style:parent-style-name="Paragraphe_20_de_20_liste" style:list-style-name="WW8Num7">
      <style:text-properties fo:font-size="12pt" officeooo:rsid="0017cd51" officeooo:paragraph-rsid="00033f36" style:font-size-asian="12pt" style:font-size-complex="12pt"/>
    </style:style>
    <style:style style:name="P25" style:family="paragraph" style:parent-style-name="Paragraphe_20_de_20_liste" style:list-style-name="WW8Num8">
      <style:paragraph-properties fo:text-align="justify" style:justify-single-word="false"/>
      <style:text-properties fo:font-size="12pt" officeooo:rsid="0017cd51" officeooo:paragraph-rsid="00033f36" style:font-size-asian="12pt" style:font-size-complex="12pt"/>
    </style:style>
    <style:style style:name="P26" style:family="paragraph" style:parent-style-name="Paragraphe_20_de_20_liste" style:list-style-name="WW8Num2">
      <style:text-properties fo:font-size="12pt" officeooo:rsid="0019053a" officeooo:paragraph-rsid="00033f36" style:font-size-asian="12pt" style:font-size-complex="12pt"/>
    </style:style>
    <style:style style:name="P27" style:family="paragraph" style:parent-style-name="Paragraphe_20_de_20_liste" style:list-style-name="WW8Num6">
      <style:text-properties fo:font-size="12pt" officeooo:rsid="0019053a" officeooo:paragraph-rsid="00033f36" style:font-size-asian="12pt" style:font-size-complex="12pt"/>
    </style:style>
    <style:style style:name="P28" style:family="paragraph" style:parent-style-name="Paragraphe_20_de_20_liste" style:list-style-name="WW8Num6">
      <style:text-properties fo:font-size="12pt" officeooo:rsid="0019e17f" officeooo:paragraph-rsid="00033f36" style:font-size-asian="12pt" style:font-size-complex="12pt"/>
    </style:style>
    <style:style style:name="P29" style:family="paragraph" style:parent-style-name="Paragraphe_20_de_20_liste">
      <style:text-properties fo:font-size="12pt" officeooo:paragraph-rsid="00033f36" style:font-size-asian="12pt" style:font-size-complex="12pt"/>
    </style:style>
    <style:style style:name="P30" style:family="paragraph" style:parent-style-name="Paragraphe_20_de_20_liste">
      <style:paragraph-properties fo:text-align="justify" style:justify-single-word="false"/>
      <style:text-properties fo:font-size="12pt" officeooo:paragraph-rsid="00033f36" style:font-size-asian="12pt" style:font-size-complex="12pt"/>
    </style:style>
    <style:style style:name="P31" style:family="paragraph" style:parent-style-name="Paragraphe_20_de_20_liste">
      <style:text-properties fo:font-size="8pt" officeooo:paragraph-rsid="00033f36" style:font-size-asian="8pt" style:font-size-complex="8pt"/>
    </style:style>
    <style:style style:name="P32" style:family="paragraph" style:parent-style-name="Paragraphe_20_de_20_liste" style:list-style-name="WW8Num2">
      <style:paragraph-properties fo:margin-left="0cm" fo:margin-right="0cm" fo:text-indent="0cm" style:auto-text-indent="false"/>
      <style:text-properties fo:font-size="12pt" officeooo:rsid="0019053a" officeooo:paragraph-rsid="00033f36" style:font-size-asian="12pt" style:font-size-complex="12pt"/>
    </style:style>
    <style:style style:name="P33" style:family="paragraph" style:parent-style-name="Paragraphe_20_de_20_liste" style:list-style-name="WW8Num6">
      <style:paragraph-properties fo:margin-left="0cm" fo:margin-right="0cm" fo:text-indent="0cm" style:auto-text-indent="false"/>
      <style:text-properties fo:font-size="12pt" officeooo:rsid="0017cd51" officeooo:paragraph-rsid="00033f36" style:font-size-asian="12pt" style:font-size-complex="12pt"/>
    </style:style>
    <style:style style:name="P34" style:family="paragraph" style:parent-style-name="Paragraphe_20_de_20_liste">
      <style:paragraph-properties fo:margin-left="0cm" fo:margin-right="0cm" fo:text-indent="0cm" style:auto-text-indent="false"/>
      <style:text-properties fo:font-size="12pt" officeooo:paragraph-rsid="00033f36" style:font-size-asian="12pt" style:font-size-complex="12pt"/>
    </style:style>
    <style:style style:name="P35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P36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fo:font-size="12pt" officeooo:paragraph-rsid="001324f6" fo:background-color="#ffff00" style:font-size-asian="12pt" style:font-size-complex="12pt"/>
    </style:style>
    <style:style style:name="P37" style:family="paragraph" style:parent-style-name="Paragraphe_20_de_20_liste">
      <style:paragraph-properties fo:margin-left="0cm" fo:margin-right="0cm" fo:text-indent="0cm" style:auto-text-indent="false"/>
      <style:text-properties fo:font-size="8pt" officeooo:paragraph-rsid="00033f36" style:font-size-asian="8pt" style:font-size-complex="8pt"/>
    </style:style>
    <style:style style:name="P38" style:family="paragraph" style:parent-style-name="Paragraphe_20_de_20_liste">
      <style:paragraph-properties fo:margin-left="0cm" fo:margin-right="0cm" fo:margin-top="0cm" fo:margin-bottom="0.212cm" loext:contextual-spacing="true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P39" style:family="paragraph" style:parent-style-name="Paragraphe_20_de_20_liste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T1" style:family="text">
      <style:text-properties officeooo:rsid="0017cd51"/>
    </style:style>
    <style:style style:name="T2" style:family="text">
      <style:text-properties fo:language="fr" fo:country="FR" style:language-asian="fr" style:country-asian="FR"/>
    </style:style>
    <style:style style:name="T3" style:family="text">
      <style:text-properties fo:language="fr" fo:country="FR" style:font-name-asian="Times New Roman" style:language-asian="fr" style:country-asian="FR"/>
    </style:style>
    <style:style style:name="T4" style:family="text">
      <style:text-properties fo:font-size="11pt" fo:language="fr" fo:country="FR" fo:font-weight="normal" style:font-name-asian="Times New Roman" style:font-size-asian="11pt" style:language-asian="fr" style:country-asian="FR" style:font-weight-asian="normal"/>
    </style:style>
    <style:style style:name="T5" style:family="text">
      <style:text-properties fo:font-size="18pt" style:font-size-asian="18pt"/>
    </style:style>
    <style:style style:name="T6" style:family="text">
      <style:text-properties style:font-name-complex="Calibri"/>
    </style:style>
    <style:style style:name="T7" style:family="text">
      <style:text-properties officeooo:rsid="0007c8a4" style:font-name-complex="Calibri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b7de0"/>
    </style:style>
    <style:style style:name="T10" style:family="text">
      <style:text-properties officeooo:rsid="0019b01c"/>
    </style:style>
    <style:style style:name="T11" style:family="text">
      <style:text-properties fo:font-size="12pt" style:font-size-asian="12pt"/>
    </style:style>
    <style:style style:name="T12" style:family="text">
      <style:text-properties officeooo:rsid="00039dcf"/>
    </style:style>
    <style:style style:name="T13" style:family="text">
      <style:text-properties officeooo:rsid="00055d09"/>
    </style:style>
    <style:style style:name="T14" style:family="text">
      <style:text-properties officeooo:rsid="0007560d"/>
    </style:style>
    <style:style style:name="T15" style:family="text">
      <style:text-properties officeooo:rsid="0007c8a4"/>
    </style:style>
    <style:style style:name="T16" style:family="text">
      <style:text-properties fo:color="#549e39" fo:font-weight="bold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3">CAHIER DES CHARGES</text:p>
      <text:p text:style-name="P13"/>
      <text:p text:style-name="P13"/>
      <text:p text:style-name="P13"/>
      <text:p text:style-name="P14">APPLICATION <text:span text:style-name="T1">PICK ME UP</text:span></text:p>
      <text:p text:style-name="P13">________________________</text:p>
      <text:p text:style-name="P13"/>
      <text:p text:style-name="P13">Version 1.0</text:p>
      <text:p text:style-name="P20"/>
      <text:p text:style-name="P11">SOMMAIRE</text:p>
      <text:p text:style-name="P11"/>
      <text:table-of-content text:style-name="Sect1" text:name="Table des matières1">
        <text:table-of-content-source text:outline-level="3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itre_20_paragraphe"/>
          </text:index-source-styles>
          <text:index-source-styles text:outline-level="2">
            <text:index-source-style text:style-name="Title"/>
          </text:index-source-styles>
          <text:index-source-styles text:outline-level="3">
            <text:index-source-style text:style-name="sous-parties"/>
          </text:index-source-styles>
        </text:table-of-content-source>
        <text:index-body>
          <text:p text:style-name="P11"><text:a xlink:type="simple" xlink:href="#__RefHeading___Toc431279685" text:style-name="Internet_20_link" text:visited-style-name="Visited_20_Internet_20_Link"><text:span text:style-name="T2">1</text:span></text:a><text:a xlink:type="simple" xlink:href="#__RefHeading___Toc431279685" text:style-name="Internet_20_link" text:visited-style-name="Visited_20_Internet_20_Link"><text:span text:style-name="T4"><text:tab/></text:span></text:a><text:a xlink:type="simple" xlink:href="#__RefHeading___Toc431279685" text:style-name="Internet_20_link" text:visited-style-name="Visited_20_Internet_20_Link"><text:span text:style-name="T2"> Contexte du projet<text:tab/>3</text:span></text:a></text:p>
          <text:p text:style-name="P9"><text:a xlink:type="simple" xlink:href="#__RefHeading___Toc431279686" text:style-name="Internet_20_link" text:visited-style-name="Visited_20_Internet_20_Link"><text:span text:style-name="T2">1.1</text:span></text:a><text:a xlink:type="simple" xlink:href="#__RefHeading___Toc431279686" text:style-name="Internet_20_link" text:visited-style-name="Visited_20_Internet_20_Link"><text:span text:style-name="T3"><text:tab/></text:span></text:a><text:a xlink:type="simple" xlink:href="#__RefHeading___Toc431279686" text:style-name="Internet_20_link" text:visited-style-name="Visited_20_Internet_20_Link"><text:span text:style-name="T2">Mise en situation<text:tab/>3</text:span></text:a></text:p>
          <text:p text:style-name="P9"><text:a xlink:type="simple" xlink:href="#__RefHeading___Toc431279687" text:style-name="Internet_20_link" text:visited-style-name="Visited_20_Internet_20_Link"><text:span text:style-name="T2">1.2</text:span></text:a><text:a xlink:type="simple" xlink:href="#__RefHeading___Toc431279687" text:style-name="Internet_20_link" text:visited-style-name="Visited_20_Internet_20_Link"><text:span text:style-name="T3"><text:tab/></text:span></text:a><text:a xlink:type="simple" xlink:href="#__RefHeading___Toc431279687" text:style-name="Internet_20_link" text:visited-style-name="Visited_20_Internet_20_Link"><text:span text:style-name="T2">Acteurs du projet<text:tab/>3</text:span></text:a></text:p>
          <text:p text:style-name="P11"><text:a xlink:type="simple" xlink:href="#__RefHeading___Toc431279688" text:style-name="Internet_20_link" text:visited-style-name="Visited_20_Internet_20_Link"><text:span text:style-name="T2">2</text:span></text:a><text:a xlink:type="simple" xlink:href="#__RefHeading___Toc431279688" text:style-name="Internet_20_link" text:visited-style-name="Visited_20_Internet_20_Link"><text:span text:style-name="T4"><text:tab/></text:span></text:a><text:a xlink:type="simple" xlink:href="#__RefHeading___Toc431279688" text:style-name="Internet_20_link" text:visited-style-name="Visited_20_Internet_20_Link"><text:span text:style-name="T2">Système existant – description succincte<text:tab/>3</text:span></text:a></text:p>
          <text:p text:style-name="P11"><text:a xlink:type="simple" xlink:href="#__RefHeading___Toc431279689" text:style-name="Internet_20_link" text:visited-style-name="Visited_20_Internet_20_Link"><text:span text:style-name="T2">3</text:span></text:a><text:a xlink:type="simple" xlink:href="#__RefHeading___Toc431279689" text:style-name="Internet_20_link" text:visited-style-name="Visited_20_Internet_20_Link"><text:span text:style-name="T4"><text:tab/></text:span></text:a><text:a xlink:type="simple" xlink:href="#__RefHeading___Toc431279689" text:style-name="Internet_20_link" text:visited-style-name="Visited_20_Internet_20_Link"><text:span text:style-name="T2">Caractéristiques fonctionnelles du futur système<text:tab/>3</text:span></text:a></text:p>
          <text:p text:style-name="P9"><text:a xlink:type="simple" xlink:href="#__RefHeading___Toc431279690" text:style-name="Internet_20_link" text:visited-style-name="Visited_20_Internet_20_Link"><text:span text:style-name="T2">3.1</text:span></text:a><text:a xlink:type="simple" xlink:href="#__RefHeading___Toc431279690" text:style-name="Internet_20_link" text:visited-style-name="Visited_20_Internet_20_Link"><text:span text:style-name="T3"><text:tab/></text:span></text:a><text:a xlink:type="simple" xlink:href="#__RefHeading___Toc431279690" text:style-name="Internet_20_link" text:visited-style-name="Visited_20_Internet_20_Link"><text:span text:style-name="T2">Fonctions à remplir<text:tab/>3</text:span></text:a></text:p>
          <text:p text:style-name="P23"><text:a xlink:type="simple" xlink:href="#__RefHeading___Toc431279691" text:style-name="Internet_20_link" text:visited-style-name="Visited_20_Internet_20_Link"><text:span text:style-name="T2">a)<text:tab/>Première version de l’application<text:tab/>3</text:span></text:a></text:p>
          <text:p text:style-name="P23"><text:a xlink:type="simple" xlink:href="#__RefHeading___Toc431279692" text:style-name="Internet_20_link" text:visited-style-name="Visited_20_Internet_20_Link"><text:span text:style-name="T2">b)<text:tab/>Version future de l’application<text:tab/>4</text:span></text:a></text:p>
          <text:p text:style-name="P9"><text:a xlink:type="simple" xlink:href="#__RefHeading___Toc431279693" text:style-name="Internet_20_link" text:visited-style-name="Visited_20_Internet_20_Link"><text:span text:style-name="T2">3.2 Données à prendre en compte<text:tab/>4</text:span></text:a></text:p>
          <text:p text:style-name="P11"><text:a xlink:type="simple" xlink:href="#__RefHeading___Toc431279694" text:style-name="Internet_20_link" text:visited-style-name="Visited_20_Internet_20_Link"><text:span text:style-name="T2">4</text:span></text:a><text:a xlink:type="simple" xlink:href="#__RefHeading___Toc431279694" text:style-name="Internet_20_link" text:visited-style-name="Visited_20_Internet_20_Link"><text:span text:style-name="T4"><text:tab/></text:span></text:a><text:a xlink:type="simple" xlink:href="#__RefHeading___Toc431279694" text:style-name="Internet_20_link" text:visited-style-name="Visited_20_Internet_20_Link"><text:span text:style-name="T2">Caractéristiques non fonctionnelles du futur système<text:tab/>4</text:span></text:a></text:p>
          <text:p text:style-name="P9"><text:a xlink:type="simple" xlink:href="#__RefHeading___Toc431279695" text:style-name="Internet_20_link" text:visited-style-name="Visited_20_Internet_20_Link"><text:span text:style-name="T2">4.1</text:span></text:a><text:a xlink:type="simple" xlink:href="#__RefHeading___Toc431279695" text:style-name="Internet_20_link" text:visited-style-name="Visited_20_Internet_20_Link"><text:span text:style-name="T3"><text:tab/></text:span></text:a><text:a xlink:type="simple" xlink:href="#__RefHeading___Toc431279695" text:style-name="Internet_20_link" text:visited-style-name="Visited_20_Internet_20_Link"><text:span text:style-name="T2">Interface Homme-Machine<text:tab/>4</text:span></text:a></text:p>
          <text:p text:style-name="P9"><text:a xlink:type="simple" xlink:href="#__RefHeading___Toc431279696" text:style-name="Internet_20_link" text:visited-style-name="Visited_20_Internet_20_Link"><text:span text:style-name="T2">4.2</text:span></text:a><text:a xlink:type="simple" xlink:href="#__RefHeading___Toc431279696" text:style-name="Internet_20_link" text:visited-style-name="Visited_20_Internet_20_Link"><text:span text:style-name="T3"><text:tab/></text:span></text:a><text:a xlink:type="simple" xlink:href="#__RefHeading___Toc431279696" text:style-name="Internet_20_link" text:visited-style-name="Visited_20_Internet_20_Link"><text:span text:style-name="T2">Contraintes d’exploitation<text:tab/>4</text:span></text:a></text:p>
          <text:p text:style-name="P9"><text:a xlink:type="simple" xlink:href="#__RefHeading___Toc431279697" text:style-name="Internet_20_link" text:visited-style-name="Visited_20_Internet_20_Link"><text:span text:style-name="T2">4.3</text:span></text:a><text:a xlink:type="simple" xlink:href="#__RefHeading___Toc431279697" text:style-name="Internet_20_link" text:visited-style-name="Visited_20_Internet_20_Link"><text:span text:style-name="T3"><text:tab/></text:span></text:a><text:a xlink:type="simple" xlink:href="#__RefHeading___Toc431279697" text:style-name="Internet_20_link" text:visited-style-name="Visited_20_Internet_20_Link"><text:span text:style-name="T2">Contraintes d’organisation<text:tab/>5</text:span></text:a></text:p>
          <text:p text:style-name="P9"><text:a xlink:type="simple" xlink:href="#__RefHeading___Toc431279698" text:style-name="Internet_20_link" text:visited-style-name="Visited_20_Internet_20_Link"><text:span text:style-name="T2">4.4</text:span></text:a><text:a xlink:type="simple" xlink:href="#__RefHeading___Toc431279698" text:style-name="Internet_20_link" text:visited-style-name="Visited_20_Internet_20_Link"><text:span text:style-name="T3"><text:tab/></text:span></text:a><text:a xlink:type="simple" xlink:href="#__RefHeading___Toc431279698" text:style-name="Internet_20_link" text:visited-style-name="Visited_20_Internet_20_Link"><text:span text:style-name="T2">Délais de réalisation<text:tab/>5</text:span></text:a></text:p>
          <text:p text:style-name="P11"><text:a xlink:type="simple" xlink:href="#__RefHeading___Toc431279699" text:style-name="Internet_20_link" text:visited-style-name="Visited_20_Internet_20_Link"><text:span text:style-name="T2">5</text:span></text:a><text:a xlink:type="simple" xlink:href="#__RefHeading___Toc431279699" text:style-name="Internet_20_link" text:visited-style-name="Visited_20_Internet_20_Link"><text:span text:style-name="T4"><text:tab/></text:span></text:a><text:a xlink:type="simple" xlink:href="#__RefHeading___Toc431279699" text:style-name="Internet_20_link" text:visited-style-name="Visited_20_Internet_20_Link"><text:span text:style-name="T2">Installation et livraison<text:tab/>5</text:span></text:a></text:p>
          <text:p text:style-name="P11"><text:a xlink:type="simple" xlink:href="#__RefHeading___Toc431279700" text:style-name="Internet_20_link" text:visited-style-name="Visited_20_Internet_20_Link"><text:span text:style-name="T2">6</text:span></text:a><text:a xlink:type="simple" xlink:href="#__RefHeading___Toc431279700" text:style-name="Internet_20_link" text:visited-style-name="Visited_20_Internet_20_Link"><text:span text:style-name="T4"><text:tab/></text:span></text:a><text:a xlink:type="simple" xlink:href="#__RefHeading___Toc431279700" text:style-name="Internet_20_link" text:visited-style-name="Visited_20_Internet_20_Link"><text:span text:style-name="T2">Gains tangibles attendus par la réalisation du projet<text:tab/>5</text:span></text:a></text:p>
        </text:index-body>
      </text:table-of-content>
      <text:p text:style-name="P17"/>
      <text:p text:style-name="P18"/>
      <text:p text:style-name="P8"><text:bookmark-start text:name="__RefHeading___Toc431279685"/><text:span text:style-name="T5">1<text:tab/> </text:span>Contexte<text:span text:style-name="T5"> </text:span>du projet<text:bookmark-end text:name="__RefHeading___Toc431279685"/></text:p>
      <text:list xml:id="list3793545517842826777" text:style-name="WW8Num5">
        <text:list-item>
          <text:list>
            <text:list-item>
              <text:p text:style-name="P1"><text:span text:style-name="T6"><text:s/></text:span><text:bookmark-start text:name="__RefHeading___Toc431279686"/>Mise en situation<text:bookmark-end text:name="__RefHeading___Toc431279686"/></text:p>
            </text:list-item>
          </text:list>
        </text:list-item>
      </text:list>
      <text:p text:style-name="P22"><text:tab/>L’application mobile PickMeUp (sur App Store et Google Play) <text:span text:style-name="T17">met en relation</text:span> une communauté d’utilisateurs se rendant sur les mêmes lieux de travail pour leur proposer de covoiturer. <text:span text:style-name="T17">La gestion des trajets </text:span>tient instantanément compte de la <text:span text:style-name="T17">flexibilité</text:span> et des modifications d’horaires. Les frais de déplacement sont calculés automatiquement (voiture connectée).</text:p>
      <text:p text:style-name="P22"><text:span text:style-name="T17">L’organisation des équipes</text:span> anticipe de façon ludique le nombre de places libres dans les véhicules en proposant plusieurs trajets à partager et en <text:span text:style-name="T17">récompensant les conducteurs</text:span> qui acceptent de faire des détours.</text:p>
      <text:p text:style-name="P36"/>
      <text:list xml:id="list134320124388497" text:continue-numbering="true" text:style-name="WW8Num5">
        <text:list-item>
          <text:list>
            <text:list-item>
              <text:p text:style-name="P1"><text:span text:style-name="T6"><text:s/></text:span><text:bookmark-start text:name="__RefHeading___Toc431279687"/>Acteurs du projet<text:bookmark-end text:name="__RefHeading___Toc431279687"/></text:p>
            </text:list-item>
          </text:list>
        </text:list-item>
      </text:list>
      <text:p text:style-name="P38"><text:tab/>Le projet a été présenté par <text:span text:style-name="T1">M. Kaposi à Tourrilhes Géraud, Caillaud Tom, Bourse Dylan</text:span>.</text:p>
      <text:p text:style-name="P39"/>
      <text:p text:style-name="P34"><text:span text:style-name="T1">L’application</text:span> implique dans son utilisation <text:span text:style-name="T1">deux</text:span> types d’utilisateurs :</text:p>
      <text:list xml:id="list8479331386740313385" text:style-name="WW8Num7">
        <text:list-item>
          <text:p text:style-name="P24">se utilisant Android</text:p>
        </text:list-item>
        <text:list-item>
          <text:p text:style-name="P24">se utilisant IOS</text:p>
        </text:list-item>
      </text:list>
      <text:p text:style-name="P29"/>
      <text:p text:style-name="P34">Afin d’élaborer le projet, les personnes ressources suivantes ont été proposées :</text:p>
      <text:list xml:id="list134320046807579" text:continue-numbering="true" text:style-name="WW8Num7">
        <text:list-item>
          <text:p text:style-name="P24">M. <text:span text:style-name="T8">lalala</text:span> responsables des nouvelles technologies.</text:p>
        </text:list-item>
      </text:list>
      <text:p text:style-name="P34"/>
      <text:p text:style-name="P6"><text:span text:style-name="T15">2 </text:span>Caractéristiques fonctionnelles du futur système</text:p>
      <text:list xml:id="list134319347651474" text:continue-list="list134320124388497" text:style-name="WW8Num5">
        <text:list-item>
          <text:list>
            <text:list-header>
              <text:p text:style-name="P3"><text:bookmark-start text:name="__RefHeading___Toc431279690"/><text:span text:style-name="T15"><text:s/>2.1</text:span> Fonctions à remplir <text:bookmark-end text:name="__RefHeading___Toc431279690"/></text:p>
            </text:list-header>
          </text:list>
        </text:list-item>
      </text:list>
      <text:list xml:id="list3981596897841994090" text:style-name="WW8Num1">
        <text:list-item>
          <text:p text:style-name="P10"><text:bookmark-start text:name="__RefHeading___Toc431279691"/>Première version de l’application<text:bookmark-end text:name="__RefHeading___Toc431279691"/></text:p>
        </text:list-item>
      </text:list>
      <text:list xml:id="list7867581907028581765" text:style-name="WW8Num8">
        <text:list-item>
          <text:p text:style-name="P25">Saisie des informations de l’utilisateur pour son inscription.</text:p>
        </text:list-item>
        <text:list-item>
          <text:p text:style-name="P25">Authentification des utilisateurs.</text:p>
        </text:list-item>
        <text:list-item>
          <text:p text:style-name="P25">Calcule du trajet.</text:p>
        </text:list-item>
        <text:list-item>
          <text:p text:style-name="P25">Permettre aux utilisateurs de se proposer comme conducteur / passager</text:p>
        </text:list-item>
        <text:list-item>
          <text:p text:style-name="P25">validation des deux cotes pour valider le trajets</text:p>
        </text:list-item>
      </text:list>
      <text:p text:style-name="P30"/>
      <text:p text:style-name="P31"/>
      <text:list xml:id="list134320018239841" text:continue-list="list3981596897841994090" text:style-name="WW8Num1">
        <text:list-item>
          <text:p text:style-name="P10"><text:bookmark-start text:name="__RefHeading___Toc431279692"/>Version future de l’application<text:bookmark-end text:name="__RefHeading___Toc431279692"/></text:p>
        </text:list-item>
      </text:list>
      <text:list xml:id="list1881536898427947642" text:style-name="WW8Num2">
        <text:list-item>
          <text:p text:style-name="P26">calcule coût du trajets par passagers</text:p>
        </text:list-item>
        <text:list-item>
          <text:p text:style-name="P26">calcule économie total <text:span text:style-name="T12">co2 et argent</text:span></text:p>
        </text:list-item>
        <text:list-item>
          <text:p text:style-name="P26">points de fidélisation pour le conducteur</text:p>
        </text:list-item>
        <text:list-item>
          <text:p text:style-name="P26">le system de payement</text:p>
        </text:list-item>
        <text:list-item>
          <text:p text:style-name="P26">planning</text:p>
        </text:list-item>
        <text:list-item>
          <text:p text:style-name="P26">calcule heure de depart pour chaque passagers et conducteur pour arriver a une heure precise</text:p>
          <text:p text:style-name="P32"/>
        </text:list-item>
      </text:list>
      <text:p text:style-name="P4"><text:bookmark-start text:name="__RefHeading___Toc431279693"/><text:bookmark-end text:name="__RefHeading___Toc431279693"/></text:p>
      <text:p text:style-name="P4"><text:span text:style-name="T15">2</text:span>.2 Données à prendre en compte</text:p>
      <text:list xml:id="list4942452149181362965" text:style-name="WW8Num6">
        <text:list-item>
          <text:p text:style-name="P27">les utilisateurs (login, mdp, @mail, nom, prenom, numero de tel*, adresse, adresse lieu de travail, #planning, voitureDispo, nbPlace, nb Points De Fidelite, <text:span text:style-name="T12">nb km detours max, nb co2, nb km</text:span>).</text:p>
        </text:list-item>
        <text:list-item>
          <text:p text:style-name="P28">Argent du<text:span text:style-name="T9">(#uti_donne, #uti_recoit, nb argent)</text:span></text:p>
        </text:list-item>
        <text:list-item>
          <text:p text:style-name="P27">planning(<text:span text:style-name="T12">#id, </text:span>#periode).</text:p>
        </text:list-item>
        <text:list-item>
          <text:p text:style-name="P27"><text:soft-page-break/>periode(horaire <text:span text:style-name="T10">d</text:span>eb, horaire <text:span text:style-name="T10">f</text:span>in, date<text:span text:style-name="T10"> d</text:span>eb, date <text:span text:style-name="T10">f</text:span>in).</text:p>
        </text:list-item>
        <text:list-item>
          <text:p text:style-name="P27">trajets(#conducteur, #passager, date <text:span text:style-name="T10">d</text:span>e<text:span text:style-name="T10">part</text:span>, date <text:span text:style-name="T10">arriver</text:span>, <text:span text:style-name="T10">nb kilometre en plus, </text:span>nb <text:span text:style-name="T10">p</text:span>assager <text:span text:style-name="T10">a</text:span>ccepter, <text:span text:style-name="T10">nb argent(nouveau trajet - trajet init)).</text:span></text:p>
        </text:list-item>
        <text:list-item>
          <text:p text:style-name="P27">passager(#trajet, #uti, <text:span text:style-name="T10">nb argent economiser, nb co2 economiser, conducteur accepte, passager accepte</text:span>).</text:p>
          <text:p text:style-name="P33"/>
        </text:list-item>
      </text:list>
      <text:list xml:id="list7423261407712373786" text:style-name="L1">
        <text:list-item>
          <text:p text:style-name="P5"><text:bookmark-start text:name="__RefHeading___Toc431279694"/>Caractéristiques non fonctionnelles du futur système<text:bookmark-end text:name="__RefHeading___Toc431279694"/></text:p>
        </text:list-item>
      </text:list>
      <text:list xml:id="list134320735749948" text:continue-list="list134319347651474" text:style-name="WW8Num5">
        <text:list-item>
          <text:list>
            <text:list-header>
              <text:p text:style-name="P2"/>
              <text:p text:style-name="P3"><text:span text:style-name="T7">3.1 </text:span><text:span text:style-name="T6"><text:s/></text:span><text:bookmark-start text:name="__RefHeading___Toc431279695"/>Interface Homme-Machine<text:bookmark-end text:name="__RefHeading___Toc431279695"/></text:p>
            </text:list-header>
          </text:list>
        </text:list-item>
      </text:list>
      <text:p text:style-name="P15"><text:tab/>Aucune contrainte n’a été formulée pour la forme. </text:p>
      <text:p text:style-name="P19"/>
      <text:list xml:id="list134319143689911" text:continue-numbering="true" text:style-name="WW8Num5">
        <text:list-item>
          <text:list>
            <text:list-header>
              <text:p text:style-name="P3"><text:span text:style-name="T7">3.2</text:span><text:span text:style-name="T6"> </text:span><text:bookmark-start text:name="__RefHeading___Toc431279696"/>Contraintes d’exploitation<text:bookmark-end text:name="__RefHeading___Toc431279696"/></text:p>
            </text:list-header>
          </text:list>
        </text:list-item>
      </text:list>
      <text:p text:style-name="P15"><text:tab/>L’application devra être accessible sur au moins <text:span text:style-name="T13">Android mais si possibles sur IOS aussi.</text:span> </text:p>
      <text:p text:style-name="P19"/>
      <text:list xml:id="list134319645224808" text:continue-numbering="true" text:style-name="WW8Num5">
        <text:list-item>
          <text:list>
            <text:list-header>
              <text:p text:style-name="P3"><text:span text:style-name="T7">3.3</text:span><text:span text:style-name="T6"> </text:span><text:bookmark-start text:name="__RefHeading___Toc431279697"/>Contraintes d’organisation<text:bookmark-end text:name="__RefHeading___Toc431279697"/></text:p>
            </text:list-header>
          </text:list>
        </text:list-item>
      </text:list>
      <text:p text:style-name="P16"><text:tab/>Aucune contrainte n’a été formulée pour l’<text:span text:style-name="T13">organisation</text:span>. </text:p>
      <text:p text:style-name="P19"/>
      <text:list xml:id="list134318963362096" text:continue-numbering="true" text:style-name="WW8Num5">
        <text:list-item>
          <text:list>
            <text:list-header>
              <text:p text:style-name="P3"><text:span text:style-name="T7">3.4</text:span><text:span text:style-name="T6"> </text:span><text:bookmark-start text:name="__RefHeading___Toc431279698"/>Délais de réalisation<text:bookmark-end text:name="__RefHeading___Toc431279698"/></text:p>
            </text:list-header>
          </text:list>
        </text:list-item>
      </text:list>
      <text:p text:style-name="P34"><text:tab/><text:span text:style-name="T13">L</text:span>a livraison est prévue <text:span text:style-name="T13">mi-avril </text:span>pour la version test.</text:p>
      <text:p text:style-name="P37"/>
      <text:p text:style-name="P7"><text:bookmark-start text:name="__RefHeading___Toc431279699"/><text:span text:style-name="T15">4</text:span><text:tab/>Installation et livraison<text:bookmark-end text:name="__RefHeading___Toc431279699"/></text:p>
      <text:p text:style-name="P12"/>
      <text:p text:style-name="P15"><text:tab/><text:span text:style-name="T14">Aucune installation à réaliser.</text:span></text:p>
      <text:p text:style-name="P19"/>
      <text:p text:style-name="P7"><text:bookmark-start text:name="__RefHeading___Toc431279700"/><text:span text:style-name="T15">5</text:span><text:tab/>Gains tangibles attendus par la réalisation du projet<text:span text:style-name="T11"><text:tab/></text:span><text:bookmark-end text:name="__RefHeading___Toc431279700"/></text:p>
      <text:p text:style-name="P35"><text:tab/>La réalisation de ce projet a pour but un gain <text:span text:style-name="T14">d’argent et diminution de la pollut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.176cm" loext:contextual-spacing="false"/>
      <style:text-properties fo:font-size="16pt" fo:font-weight="bold" style:font-size-asian="16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itle" style:family="paragraph" style:parent-style-name="Standard" style:next-style-name="Text_20_body" style:class="chapter">
      <style:text-properties fo:font-size="16pt" fo:font-weight="bold" style:font-size-asian="16pt" style:font-weight-asian="bold" style:font-size-complex="12pt"/>
    </style:style>
    <style:style style:name="Titre_20_paragraphe" style:display-name="Titre paragraphe" style:family="paragraph" style:parent-style-name="Paragraphe_20_de_20_liste" style:list-style-name="WW8Num5">
      <style:text-properties fo:font-size="14pt" fo:font-weight="bold" style:font-size-asian="14pt" style:font-weight-asian="bold" style:font-size-complex="12pt"/>
    </style:style>
    <style:style style:name="sous-parties" style:family="paragraph" style:parent-style-name="Titre_20_paragraphe" style:list-style-name="WW8Num1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0.5pt" style:font-name-asian="F" style:font-family-generic-asian="system" style:font-pitch-asian="variable" style:font-size-asian="10.5pt" style:language-asian="fr" style:country-asian="FR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5z0" style:family="text"/>
    <style:style style:name="WW8Num7z0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8z0" style:family="text">
      <style:text-properties fo:font-size="12pt" style:font-size-asian="12pt" style:font-size-complex="12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0" style:family="text">
      <style:text-properties fo:font-size="12pt" style:font-size-asian="12pt" style:font-size-complex="12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51:58.981288791</meta:creation-date>
    <dc:date>2016-10-18T13:43:18.733738923</dc:date>
    <meta:editing-duration>PT13M16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4" meta:paragraph-count="67" meta:word-count="529" meta:character-count="3464" meta:non-whitespace-character-count="3007"/>
  </office:meta>
</office:document-meta>
</file>